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language="nl" fo:country="BE" style:font-size-asian="10pt" style:font-size-complex="10pt"/>
    </style:style>
    <style:style style:name="P3" style:family="paragraph" style:parent-style-name="Standard">
      <style:text-properties fo:font-size="10pt" fo:language="nl" fo:country="BE" fo:font-style="normal" style:font-size-asian="10pt" style:font-style-asian="normal" style:font-size-complex="10pt" style:font-style-complex="normal"/>
    </style:style>
    <style:style style:name="P4" style:family="paragraph" style:parent-style-name="Standard">
      <style:text-properties fo:font-size="10pt" fo:language="nl" fo:country="BE" fo:font-style="italic" style:font-size-asian="10pt" style:font-style-asian="italic" style:font-size-complex="10pt" style:font-style-complex="italic"/>
    </style:style>
    <style:style style:name="P5" style:family="paragraph" style:parent-style-name="Standard">
      <style:text-properties fo:font-size="10pt" fo:language="nl" fo:country="BE" fo:font-weight="bold" style:font-size-asian="10pt" style:font-weight-asian="bold" style:font-size-complex="10pt" style:font-weight-complex="bold"/>
    </style:style>
    <style:style style:name="P6" style:family="paragraph" style:parent-style-name="Standard">
      <style:text-properties fo:font-size="10pt" fo:language="nl" fo:country="BE" fo:background-color="#ffffff" style:font-size-asian="10pt" style:font-size-complex="10pt"/>
    </style:style>
    <style:style style:name="P7" style:family="paragraph" style:parent-style-name="Standard">
      <style:text-properties fo:font-size="10pt" fo:language="nl" fo:country="BE" fo:font-weight="normal" style:font-size-asian="10pt" style:font-weight-asian="normal" style:font-size-complex="10pt" style:font-weight-complex="normal"/>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0pt" fo:language="nl" fo:country="BE" style:font-size-asian="10pt" style:font-size-complex="10pt"/>
    </style:style>
    <style:style style:name="P10" style:family="paragraph" style:parent-style-name="Standard">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language="nl" fo:country="BE"/>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weight-asian="bold"/>
    </style:style>
    <style:style style:name="T8" style:family="text">
      <style:text-properties style:font-weight-complex="bold"/>
    </style:style>
    <style:style style:name="T9" style:family="text">
      <style:text-properties fo:font-size="10pt" fo:language="nl" fo:country="BE"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HEEL EIGEN ABÉCÉDAIRE OP MAAT</text:p>
      <text:p text:style-name="P5"/>
      <text:p text:style-name="P5">Abécédaire de Gilles Deleuze</text:p>
      <text:p text:style-name="P2">Claire Parnet en Gilles Deleuze gebruiken voor deze televisiereeks aan het eind van de jaren tachtig de structuur van de abécédaire op een zeer arbitraire manier. Bouvard &amp; Pécuchet zitten onder de F van <text:span text:style-name="T1">Fidélité</text:span><text:span text:style-name="T3">, omdat de A (van </text:span><text:span text:style-name="T1">Amitié</text:span><text:span text:style-name="T3">) al in gebruik was.</text:span></text:p>
      <text:p text:style-name="P2"><text:span text:style-name="T6"/></text:p>
      <text:p text:style-name="P8">Akerman, Chantal</text:p>
      <text:p text:style-name="P2">Filmmaakster, geboren in Brussel in 1950. Maakte met films als <text:span text:style-name="T1">Saute ma ville</text:span><text:span text:style-name="T3"> (1968) of </text:span><text:span text:style-name="T1">Jeanne Dielman</text:span><text:span text:style-name="T3"> naam en faam als chroniqueuse van de alledaagse banaliteit.</text:span></text:p>
      <text:p text:style-name="P2"/>
      <text:p text:style-name="P5">Barthes, Roland</text:p>
      <text:p text:style-name="P2">Frans semioticus en filosoof (1915-1980). In <text:span text:style-name="T1">La mort de l'auteur</text:span><text:span text:style-name="T3">, een korte tekst uit 1968, stelt hij dat elke tekst afgewerkt wordt door de lezer. De dood van de auteur staat voor Barthes gelijk aan de geboorte van de lezer.</text:span></text:p>
      <text:p text:style-name="P3"/>
      <text:p text:style-name="P5">Beeton, Isabella</text:p>
      <text:p text:style-name="P2">Beter gekend als Mrs. Beeton (1836-1865). Ze is de auteur van <text:span text:style-name="Emphasis">Mrs. Beeton's Book of Household Management</text:span>, het standaardwerk voor de Victoriaanse huishouden met meer dan 900 recepten en goed voor flink 1000 pagina's.</text:p>
      <text:p text:style-name="P2"/>
      <text:p text:style-name="P5">Bouvard et Pécuchet</text:p>
      <text:p text:style-name="P2">Posthuum uitgegeven roman (1881) van Gustave Flaubert. Het verhaal van twee rentenierende kopiisten die proberen te leven van encyclopedische kennis werd door Flaubert nooit afgewerkt. De laatste hoofdstukken van dit open boek bestaan uit zijn aantekeningen en een <text:span text:style-name="T1">Dictionnaire des idées reçues.</text:span></text:p>
      <text:p text:style-name="P4"/>
      <text:p text:style-name="P5">Certeau, Michel de</text:p>
      <text:p text:style-name="P2">Frans filosoof en semioticus (1925-1986). Schrijver van <text:span text:style-name="T1">L'invention du quotidien</text:span><text:span text:style-name="T3">. Op basis van een diepgaand </text:span><text:span text:style-name="T3">onderzoek van de dikwijls repetitieve en onbewuste handelingen van het alledaagse leven, ontwikkelt hij een theorie van de kruisende praktijk van producenten en gebruikers.</text:span></text:p>
      <text:p text:style-name="P2"/>
      <text:p text:style-name="P5">Child, Julia</text:p>
      <text:p text:style-name="P2">Kookboekauteur en excentrieke pionierster van de televisiekookshow; ontsloot de Franse culinaire traditie voor de Amerikaanse thuiskok</text:p>
      <text:p text:style-name="P2"/>
      <text:p text:style-name="P5">Constant</text:p>
      <text:p text:style-name="Standard"><text:span text:style-name="T9">Vereniging voor kunst en media, Brussel </text:span>- <text:a xlink:type="simple" xlink:href="http://www.constantvzw.org/">www.constantvzw.org</text:a></text:p>
      <text:p text:style-name="Standard"/>
      <text:p text:style-name="P5">Deleuze, Gilles</text:p>
      <text:p text:style-name="P2">Frans differentiedenker (1925-1995). Zijn eerste boeken lezen als een encyclopedie van de filosofie – over Hume, Kant, Bergson, Nietzsche en Spinoza. Zijn latere werk (waaronder verschillende boeken geschreven met psychoanalyticus Félix Guattari) lezen als een heruitvinding – een gebruiksaanwijzing zowaar. </text:p>
      <text:p text:style-name="P2"/>
      <text:p text:style-name="P5">Demy, Jacques</text:p>
      <text:p text:style-name="P2">Franse filmmaker (1931-1990). Tijdens de hoogdagen van de Nouvelle Vague was hij meer geïnteresseerd in de fantasie van de cinema dan in de politieke en vormelijke experimenten van zijn tijdgenoten. Hij maakte verschillende musicals met Catherine Deneuve, waaronder <text:span text:style-name="T1">Peau d'âne</text:span><text:span text:style-name="T3">.</text:span></text:p>
      <text:p text:style-name="P2"/>
      <text:p text:style-name="P5">Deneuve, Catherine</text:p>
      <text:p text:style-name="P2">Franse actrice (°1943). Ze speelde in films van Vadim, Bunuel en Polanski, maar werd in de jaren zestig bekend door de musicals van Jacques Demy, waaronder <text:span text:style-name="T1">Les parapluies de Cherbourg</text:span><text:span text:style-name="T3">, </text:span><text:span text:style-name="T1">Les demoiselles de Rochefort</text:span><text:span text:style-name="T3"> en </text:span><text:span text:style-name="T1">Peau d'âne</text:span><text:span text:style-name="T3">. </text:span></text:p>
      <text:p text:style-name="P2"/>
      <text:p text:style-name="P5">enSuite</text:p>
      <text:p text:style-name="P2">Traject rond de imaginaire praktijk, waarmee square vzw in 2010 en 2011 de overgang wil maken van eerder gerealiseerde projecten over beelden, naar een nog te realiseren project over verbeelden. Enkele Brusselse organisaties zijn partners in dit traject: Auguste Orts, Constant, Recyclart en Sarma.</text:p>
      <text:p text:style-name="P2"/>
      <text:p text:style-name="P5">Free Libre and Open Source software</text:p>
      <text:p text:style-name="P7">Software waarvan de broncode vrij te gebruiken, veranderen, distribueren en kopiëren is.</text:p>
      <text:p text:style-name="P2"/>
      <text:p text:style-name="P5">Foucault, Michel</text:p>
      <text:p text:style-name="P2">Frans filosoof (1926-1984). Schreef in <text:span text:style-name="T1">Les mots et les choses</text:span><text:span text:style-name="T3"> (1966) over de “dood van de mens”. Het antwoord van Roland Barthes kwam in 1968 met </text:span><text:span text:style-name="T1">La mort de l'auteur</text:span><text:span text:style-name="T3">. Foucault's antwoord daarop verscheen in 1969 in </text:span><text:span text:style-name="T1">Qu'est-ce qu'un auteur</text:span><text:span text:style-name="T3">. Daarin gaat hij ervan uit dat een auteur nooit zuiver en eenvoudig is te herleiden tot een individu. In </text:span><text:soft-page-break/><text:span text:style-name="T1">L'ordre du discours</text:span><text:span text:style-name="T3"> (1971) werkt hij dat verder uit en onderzoekt hij hoe de taal, de cultuur en de omgeving doorwerken </text:span><text:span text:style-name="T3">in een discours.</text:span></text:p>
      <text:p text:style-name="P2"/>
      <text:p text:style-name="P5">Freeman, Jo</text:p>
      <text:p text:style-name="P1">Feministe en wetenschapper, actief in de Amerikaanse vrouwenbeweging in de jaren 60 en 70. Ze is auteur van <text:span text:style-name="T1">The Tyranny of Structurelessnes</text:span></text:p>
      <text:p text:style-name="P2"/>
      <text:p text:style-name="P5">Giard, Luce</text:p>
      <text:p text:style-name="P2">Sociologe en antropologe, schreef samen met Michel de Certeau het tweede deel van<text:span text:style-name="T1"> l'Invention du quotidien</text:span></text:p>
      <text:p text:style-name="P2"/>
      <text:p text:style-name="P5">GPL</text:p>
      <text:p text:style-name="P2">General Public License</text:p>
      <text:p text:style-name="P2"/>
      <text:p text:style-name="P5">Geuzen, de</text:p>
      <text:p text:style-name="P2">Een stichting voor multi-visueel onderzoek en de collaboratieve identiteit van Riek Sijbring, Femke Snelting en Renée Turner. Sinds 1996 zetten ze diverse media in om de (representatie van) vrouwelijke identiteit, narratieve archivering, kritische weerstand en de ecologie van media-beelden te onderzoeken.</text:p>
      <text:p text:style-name="P2"/>
      <text:p text:style-name="P5">How to be a domestic Goddess</text:p>
      <text:p text:style-name="P2"><text:span text:style-name="Emphasis"><text:span text:style-name="T1">How to Be a Domestic Goddess</text:span></text:span><text:span text:style-name="T1">: Baking and the Art of Comfort </text:span>is de ironische titel van het bekendste kookboek van de Engelse televisiekokkin Nigella Lawson (2001)</text:p>
      <text:p text:style-name="P2"/>
      <text:p text:style-name="P5">How to think as a computer scientist</text:p>
      <text:p text:style-name="P1"><text:span text:style-name="T4">Is de oorspronkelijke titel van een handboek dat fundamentele principes van programmeren uitlegt. Het oorspronkelijke boek, dat in eerste instantie geen concrete toepassing voorstelde, groeide uit tot het populaire </text:span><text:span text:style-name="T1">Python for </text:span><text:span text:style-name="T1">Software Design (</text:span>Allen B. Downey, Green Tea Press, 2009)</text:p>
      <text:p text:style-name="P2"/>
      <text:p text:style-name="P5">invention du quotidien, L'</text:p>
      <text:p text:style-name="P2">De studie van Michel de Certeau verscheen in twee delen. Voor ons is vooral het tweede deel van het tweede deel van belang: <text:span text:style-name="T1">cuisiner</text:span><text:span text:style-name="T3">, geschreven door Luce Giard. </text:span></text:p>
      <text:p text:style-name="P2"/>
      <text:p text:style-name="P5">IRC</text:p>
      <text:p text:style-name="P1"><text:span text:style-name="T4">Internet Relay Chat </text:span>is een open standaard voor chat en andere vormen van genetwerkte communicatie. </text:p>
      <text:p text:style-name="P2"/>
      <text:p text:style-name="P5">Jacotot, Joseph</text:p>
      <text:p text:style-name="P2">Frans leraar en filosoof (1770-1840). <text:span text:style-name="T3"><text:s/>Toen hij in Leuven les gaf aan Nederlandstaligen ontwikkelde hij de methode van de </text:span><text:span text:style-name="T1">intellectuele emancipatie</text:span><text:span text:style-name="T3">. Hij bedacht een manier om de leerlingen de instrumenten aan te reiken die hen in staat moest stellen zelf Frans te leren. Jacques Rancière schreef een boek over Jacotot's methode: </text:span><text:span text:style-name="T1">Le maître ignorant</text:span><text:span text:style-name="T3">.</text:span></text:p>
      <text:p text:style-name="P2"/>
      <text:p text:style-name="P5">Jeanne Dielman, 23 quai du Commerce, 1080 Bruxelles</text:p>
      <text:p text:style-name="P2">Film uit 1975 van Chantal Akerman, met Delphine Seyrig en Jan Decorte. Nauwgezette representatie van drie dagen uit het leven van een alleenstaande moeder: koken, kuisen, geld verdienen en verzorgen. Een belangrijke referentie voor Luce Giard's bijdrage aan <text:span text:style-name="T1">L'invention du quotidien</text:span><text:span text:style-name="T3">.</text:span></text:p>
      <text:p text:style-name="P2"/>
      <text:p text:style-name="P5">Knuth, Donald</text:p>
      <text:p text:style-name="P1"><text:span text:style-name="T4">Donald Knuth ontwikkelde de TeX typesetting engine en wordt beschouwd als de vader van de informatica. </text:span>Zijn publicatie <text:span text:style-name="T1">The Art of Computer Programming</text:span> is legendarisch.</text:p>
      <text:p text:style-name="P2"/>
      <text:p text:style-name="P5">Laurence Rassel Show, the</text:p>
      <text:p text:style-name="P1"><text:span text:style-name="T4">Radioshow van Terre Thaemlitz met gastoptredens van Constant-leden in de rol van Barthes, Foucault, de Certeau e.a.. </text:span></text:p>
      <text:p text:style-name="P2"/>
      <text:p text:style-name="P5">Oliver, Jamie</text:p>
      <text:p text:style-name="P2">Heeft als bijnaam <text:span text:style-name="T1">The Naked Chief</text:span> en is een bekende Britse televisiekok</text:p>
      <text:p text:style-name="P2"/>
      <text:p text:style-name="P5">Open source publishing (OSP)</text:p>
      <text:p text:style-name="P2">Ontwerpcollectief dat enkel met vrije software werkt.</text:p>
      <text:p text:style-name="P2"/>
      <text:p text:style-name="P5">Peau d'Âne</text:p>
      <text:p text:style-name="P2">De sprookjesfilm van Jacques Demy uit 1970 waarin Catherine Deneuve het recept zingt én uitvoert voor de liefdescake die haar droomprins moet betoveren. </text:p>
      <text:p text:style-name="P2"/>
      <text:p text:style-name="P5">Python</text:p>
      <text:p text:style-name="P1">Een programmeertaal die begin jaren 90 werd ontworpen en ontwikkeld en bekend staat om haar zuiverheid en 'gebrek <text:soft-page-break/>aan uitzonderingen'</text:p>
      <text:p text:style-name="P1"/>
      <text:p text:style-name="P5">Rancière, Jacques</text:p>
      <text:p text:style-name="P2">Frans filosoof (°1940) en auteur van <text:span text:style-name="T1">Le maître ignorant</text:span><text:span text:style-name="T3"> (1987) over de de methode van de </text:span><text:span text:style-name="T1">intellectuele emancipatie</text:span><text:span text:style-name="T3"> van Joseph Jacotot.</text:span></text:p>
      <text:p text:style-name="P2"/>
      <text:p text:style-name="P5">Rosler, Martha</text:p>
      <text:p text:style-name="P2">Amerikaanse kunstenares (°1943). In haar werk tracht ze het publieke weer in het alledaagse leven te plaatsen. Of omgekeerd, zoals in <text:span text:style-name="T1">Semiotics of the Kitchen</text:span><text:span text:style-name="T3">, haar korte video uit 1975.</text:span><text:span text:style-name="T1"> </text:span></text:p>
      <text:p text:style-name="P2"/>
      <text:p text:style-name="P5">Semiotics of the kitchen</text:p>
      <text:p text:style-name="P2">Video van Martha Rosler uit 1975. “De huiselijke betekenis van gereedschap vervangen door een lexicon van woede en frustratie” (Rosler).</text:p>
      <text:p text:style-name="P2"/>
      <text:p text:style-name="P5">Seyrig, Delphine</text:p>
      <text:p text:style-name="P2">Voor Chantal Akerman speelt ze de rol van Jeanne Dielman en haar alledaagse beslommeringen als moeder, huisvrouw en kostwinner. Voor Jacques Demy speelt ze de rol van de peettante van <text:span text:style-name="T1">Peau d'Âne</text:span><text:span text:style-name="T3"> en haar betoverende kunsten als fee, voorbeeld, icoon. </text:span></text:p>
      <text:p text:style-name="P2"/>
      <text:p text:style-name="P5">Smith, Delia</text:p>
      <text:p text:style-name="P2">Engelse tv-kok en mede-eigenaar van de voetbalclub FC Norwich. Haar kookboeken en recepten zijn er op gericht ook amateurkoks basisvaardigheden aan te leren. Van haar bestseller <text:span text:style-name="T1">Delia's How To Cook</text:span> werden meer dan 20 miljoen exemplaren verkocht.</text:p>
      <text:p text:style-name="P2"/>
      <text:p text:style-name="P5">Streep, Meryl</text:p>
      <text:p text:style-name="P1">Actrice Mary Louise (Meryl) Streep (°1949) speelt Julia Child in de film <text:span text:style-name="T1">Julie and Julia</text:span> uit 2009</text:p>
      <text:p text:style-name="P5"/>
      <text:p text:style-name="P5">Thaemlitz, Terre</text:p>
      <text:p text:style-name="P2">DJ, crossdresser en transgender activist aka Miss Take en DJ Sprinkle maakte met Constant <text:span text:style-name="T1">The Laurence Rassel Show: “</text:span><text:span text:style-name="T3">Deluxe Edition Double CD Set of the Post-Feminist Radio Drama Assassinated Before Broadcast”.</text:span> </text:p>
      <text:p text:style-name="P2"/>
      <text:p text:style-name="P5">The tyranny of structurelesness</text:p>
      <text:p text:style-name="P3">Kritisch pamflet uit de jaren 60 over de negatieve bijeffecten van het gebrek aan structuur in de Amerikaanse Women's Liberation Movem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eter van bogaert</meta:initial-creator>
    <meta:creation-date>2010-03-08T15:04:28</meta:creation-date>
    <dc:date>2012-12-14T14:43:00</dc:date>
    <dc:creator>pieter van bogaert</dc:creator>
    <meta:editing-duration>PT07H28M37S</meta:editing-duration>
    <meta:editing-cycles>22</meta:editing-cycles>
    <meta:generator>OpenOffice.org/3.2$Unix OpenOffice.org_project/320m12$Build-9483</meta:generator>
    <meta:printed-by>pieter van bogaert</meta:printed-by>
    <meta:print-date>2010-03-08T17:44:30</meta:print-date>
    <meta:document-statistic meta:table-count="0" meta:image-count="0" meta:object-count="0" meta:page-count="3" meta:paragraph-count="77" meta:word-count="1225" meta:character-count="8006"/>
  </office:meta>
</office:document-meta>
</file>